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ase Protocol</text:title></text:p>
      <text:p text:style-name="OrgTitle"/>
      <text:p text:style-name="OrgSubtitle"><text:initial-creator>Andor Kesselm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ecf9ed">1. Base Conditions</text:a></text:p>
          <text:p text:style-name="Contents_20_1"><text:a xlink:type="simple" xlink:href="#org1c2250a">2. Data Sources</text:a></text:p>
          <text:p text:style-name="Contents_20_1"><text:a xlink:type="simple" xlink:href="#orgc6a9db6">3. Parameters</text:a></text:p>
          <text:p text:style-name="Contents_20_1"><text:a xlink:type="simple" xlink:href="#org8f3caef">4. Protocol</text:a></text:p>
          <text:p text:style-name="Contents_20_2"><text:a xlink:type="simple" xlink:href="#org3f64986">4.1. Budgeting and Cash Flow Management</text:a></text:p>
          <text:p text:style-name="Contents_20_2"><text:a xlink:type="simple" xlink:href="#org2a639fc">4.2. Savings and Emergency Funds</text:a></text:p>
          <text:p text:style-name="Contents_20_2"><text:a xlink:type="simple" xlink:href="#orgbf85bf5">4.3. Debt Management</text:a></text:p>
          <text:p text:style-name="Contents_20_2"><text:a xlink:type="simple" xlink:href="#orgd32d57d">4.4. Investments</text:a></text:p>
          <text:p text:style-name="Contents_20_2"><text:a xlink:type="simple" xlink:href="#org075ac9b">4.5. Retirement Planning</text:a></text:p>
          <text:p text:style-name="Contents_20_2"><text:a xlink:type="simple" xlink:href="#orgf4d2ba2">4.6. Tax Planning</text:a></text:p>
          <text:p text:style-name="Contents_20_2"><text:a xlink:type="simple" xlink:href="#orgaaf3186">4.7. Insurance</text:a></text:p>
          <text:p text:style-name="Contents_20_2"><text:a xlink:type="simple" xlink:href="#org31218ca">4.8. Estate Planning</text:a></text:p>
          <text:p text:style-name="Contents_20_2"><text:a xlink:type="simple" xlink:href="#org22af112">4.9. Education Funding</text:a></text:p>
          <text:p text:style-name="Contents_20_2"><text:a xlink:type="simple" xlink:href="#org6bd8330">4.10. Financial Goals</text:a></text:p>
        </text:index-body>
      </text:table-of-content>
      <text:h text:style-name="Heading_20_1" text:outline-level="1" text:is-list-header="false">
<text:bookmark-start text:name="OrgXref.orgeecf9ed"/>
<text:bookmark text:name="orgeecf9ed"/>Base Conditions
<text:bookmark-end text:name="OrgXref.orgeecf9ed"/></text:h>
      <text:p text:style-name="Text_20_body">A person for this protocol must meet the following criteria:
</text:p>
      <text:list text:style-name="OrgBulletedList" text:continue-numbering="false">
        <text:list-item>
          <text:p text:style-name="Text_20_body"><text:span text:style-name="OrgCode">[ ] </text:span>Owns a sole LLC proprietorship
</text:p>
        </text:list-item>
        <text:list-item>
          <text:p text:style-name="Text_20_body"><text:span text:style-name="OrgCode">[ ] </text:span>Located in the US
</text:p>
        </text:list-item>
        <text:list-item>
          <text:p text:style-name="Text_20_body"><text:span text:style-name="OrgCode">[ ] </text:span>Gets paid in 1099
</text:p>
        </text:list-item>
        <text:list-item>
          <text:p text:style-name="Text_20_body"><text:span text:style-name="OrgCode">[ ] </text:span>Has an income between 10K and 250K a year.
</text:p>
        </text:list-item>
        <text:list-item>
          <text:p text:style-name="Text_20_body"><text:span text:style-name="OrgCode">[ ] </text:span>Interested in reasonable risks and monetary growth.
</text:p>
        </text:list-item>
        <text:list-item>
          <text:p text:style-name="Text_20_body"><text:span text:style-name="OrgCode">[ ] </text:span>No kids
</text:p>
        </text:list-item>
      </text:list>
      <text:h text:style-name="Heading_20_1" text:outline-level="1" text:is-list-header="false">
<text:bookmark-start text:name="OrgXref.org1c2250a"/>
<text:bookmark text:name="org1c2250a"/>Data Sources
<text:bookmark-end text:name="OrgXref.org1c2250a"/></text:h>
      <text:list text:style-name="OrgBulletedList" text:continue-numbering="false">
        <text:list-item>
          <text:p text:style-name="Text_20_body"><text:span text:style-name="OrgCode">[ ] </text:span>Balance Sheet
</text:p>
        </text:list-item>
        <text:list-item>
          <text:p text:style-name="Text_20_body"><text:span text:style-name="OrgCode">[ ] </text:span>Income
</text:p>
        </text:list-item>
        <text:list-item>
          <text:p text:style-name="Text_20_body"><text:span text:style-name="OrgCode">[ ] </text:span>Expenses
</text:p>
        </text:list-item>
        <text:list-item>
          <text:p text:style-name="Text_20_body"><text:span text:style-name="OrgCode">[ ] </text:span>Last few years of 1099
</text:p>
        </text:list-item>
        <text:list-item>
          <text:p text:style-name="Text_20_body"><text:span text:style-name="OrgCode">[ ] </text:span>Investment Portfolio
</text:p>
        </text:list-item>
      </text:list>
      <text:h text:style-name="Heading_20_1" text:outline-level="1" text:is-list-header="false">
<text:bookmark-start text:name="OrgXref.orgc6a9db6"/>
<text:bookmark text:name="orgc6a9db6"/>Parameters
<text:bookmark-end text:name="OrgXref.orgc6a9db6"/></text:h>
      <text:list text:style-name="OrgBulletedList" text:continue-numbering="false">
        <text:list-item>
          <text:p text:style-name="Text_20_body"><text:span text:style-name="OrgCode">[ ] </text:span>Risk Tolerance
</text:p>
        </text:list-item>
        <text:list-item>
          <text:p text:style-name="Text_20_body"><text:span text:style-name="OrgCode">[ ] </text:span>Liquidity Preference
</text:p>
        </text:list-item>
        <text:list-item>
          <text:p text:style-name="Text_20_body"><text:span text:style-name="OrgCode">[ ] </text:span>Savings Requirements
</text:p>
        </text:list-item>
        <text:list-item>
          <text:p text:style-name="Text_20_body"><text:span text:style-name="OrgCode">[ ] </text:span>State of Tax Filing
</text:p>
        </text:list-item>
      </text:list>
      <text:h text:style-name="Heading_20_1" text:outline-level="1" text:is-list-header="false">
<text:bookmark-start text:name="OrgXref.org8f3caef"/>
<text:bookmark text:name="org8f3caef"/>Protocol
<text:bookmark-end text:name="OrgXref.org8f3caef"/></text:h>
      <text:h text:style-name="Heading_20_2" text:outline-level="2" text:is-list-header="false">
<text:bookmark-start text:name="OrgXref.org3f64986"/>
<text:bookmark text:name="org3f64986"/>Budgeting and Cash Flow Management
<text:bookmark-end text:name="OrgXref.org3f64986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2a639fc"/>
<text:bookmark text:name="org2a639fc"/>Savings and Emergency Funds
<text:bookmark-end text:name="OrgXref.org2a639fc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bf85bf5"/>
<text:bookmark text:name="orgbf85bf5"/>Debt Management
<text:bookmark-end text:name="OrgXref.orgbf85bf5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d32d57d"/>
<text:bookmark text:name="orgd32d57d"/>Investments
<text:bookmark-end text:name="OrgXref.orgd32d57d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075ac9b"/>
<text:bookmark text:name="org075ac9b"/>Retirement Planning
<text:bookmark-end text:name="OrgXref.org075ac9b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f4d2ba2"/>
<text:bookmark text:name="orgf4d2ba2"/>Tax Planning
<text:bookmark-end text:name="OrgXref.orgf4d2ba2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aaf3186"/>
<text:bookmark text:name="orgaaf3186"/>Insurance
<text:bookmark-end text:name="OrgXref.orgaaf3186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31218ca"/>
<text:bookmark text:name="org31218ca"/>Estate Planning
<text:bookmark-end text:name="OrgXref.org31218ca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22af112"/>
<text:bookmark text:name="org22af112"/>Education Funding
<text:bookmark-end text:name="OrgXref.org22af112"/></text:h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6bd8330"/>
<text:bookmark text:name="org6bd8330"/>Financial Goals
<text:bookmark-end text:name="OrgXref.org6bd8330"/></text:h>
      <text:list text:style-name="OrgBulletedList" text:continue-numbering="false">
        <text:list-item>
nil
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ndor Kesselman</dc:creator>
    <meta:initial-creator>Andor Kesselman</meta:initial-creator>
    <dc:date>2024-02-15T13:23:49</dc:date>
    <meta:creation-date>2024-02-15T13:23:49</meta:creation-date>
    <meta:generator>Emacs 28.2 (Org mode 9.6)</meta:generator>
    <meta:keyword/>
    <dc:subject>
Base protocol</dc:subject>
    <dc:title>Base Protocol</dc:title>
  </office:meta>
</office:document-meta>
</file>